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in" fo:margin-bottom="0.0972in" style:contextual-spacing="false" fo:line-height="115%"/>
    </style:style>
    <style:style style:name="P2" style:family="paragraph" style:parent-style-name="Heading_20_3">
      <style:paragraph-properties fo:margin-top="0in" fo:margin-bottom="0.0972in" style:contextual-spacing="false" fo:line-height="115%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ext_20_body" style:list-style-name="L35"/>
    <style:style style:name="P38" style:family="paragraph" style:parent-style-name="Text_20_body" style:list-style-name="L36"/>
    <style:style style:name="P39" style:family="paragraph" style:parent-style-name="Text_20_body" style:list-style-name="L37"/>
    <style:style style:name="P40" style:family="paragraph" style:parent-style-name="Text_20_body" style:list-style-name="L38"/>
    <style:style style:name="P41" style:family="paragraph" style:parent-style-name="Text_20_body" style:list-style-name="L39"/>
    <style:style style:name="P42" style:family="paragraph" style:parent-style-name="Text_20_body" style:list-style-name="L4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Use Case 1 : Authentification du Professeur</text:span></text:h>
      <text:h text:style-name="P2" text:outline-level="3"><text:span text:style-name="Strong_20_Emphasis">Acteurs</text:span></text:h>
      <text:list text:style-name="L1">
        <text:list-item>
          <text:p text:style-name="P3"><text:span text:style-name="Strong_20_Emphasis">Professeur</text:span> (acteur principal)</text:p>
        </text:list-item>
        <text:list-item>
          <text:p text:style-name="P3"><text:span text:style-name="Strong_20_Emphasis">Système d’authentification (API OAuth2)</text:span> (acteur secondaire)</text:p>
        </text:list-item>
      </text:list>
      <text:h text:style-name="P2" text:outline-level="3"><text:span text:style-name="Strong_20_Emphasis">Préconditions</text:span></text:h>
      <text:list text:style-name="L2">
        <text:list-item>
          <text:p text:style-name="P4">Le professeur possède un compte actif (email vérifié, mot de passe hashé).</text:p>
        </text:list-item>
        <text:list-item>
          <text:p text:style-name="P4">Le serveur d’authentification est en ligne.</text:p>
        </text:list-item>
      </text:list>
      <text:h text:style-name="P2" text:outline-level="3"><text:span text:style-name="Strong_20_Emphasis">Postconditions</text:span></text:h>
      <text:list text:style-name="L3">
        <text:list-item>
          <text:p text:style-name="P5">Un <text:span text:style-name="Strong_20_Emphasis">token JWT</text:span> est généré et renvoyé.</text:p>
        </text:list-item>
        <text:list-item>
          <text:p text:style-name="P5">Les droits d’accès (matières enseignées, niveaux) sont chargés dans la session utilisateur.</text:p>
        </text:list-item>
      </text:list>
      <text:h text:style-name="P2" text:outline-level="3"><text:span text:style-name="Strong_20_Emphasis">Flux Principal Détaillé</text:span></text:h>
      <text:list text:style-name="L4">
        <text:list-item>
          <text:p text:style-name="P6"><text:span text:style-name="Strong_20_Emphasis">Saisie des Informations :</text:span></text:p>
          <text:list>
            <text:list-item>
              <text:p text:style-name="P6">Le professeur ouvre l'interface de connexion.</text:p>
            </text:list-item>
            <text:list-item>
              <text:p text:style-name="P6">Il saisit son <text:span text:style-name="Strong_20_Emphasis">email</text:span> et son <text:span text:style-name="Strong_20_Emphasis">mot de passe</text:span>.</text:p>
            </text:list-item>
          </text:list>
        </text:list-item>
        <text:list-item>
          <text:p text:style-name="P6"><text:span text:style-name="Strong_20_Emphasis">Envoi de la Demande d’Authentification :</text:span></text:p>
          <text:list>
            <text:list-item>
              <text:p text:style-name="P6">L’interface envoie une requête HTTP (POST) contenant les identifiants au <text:span text:style-name="Strong_20_Emphasis">Système d’authentification</text:span>.</text:p>
            </text:list-item>
          </text:list>
        </text:list-item>
        <text:list-item>
          <text:p text:style-name="P6"><text:span text:style-name="Strong_20_Emphasis">Vérification des Identifiants :</text:span></text:p>
          <text:list>
            <text:list-item>
              <text:p text:style-name="P6">Le système interroge la <text:span text:style-name="Strong_20_Emphasis">base de données</text:span> pour vérifier l’existence de l’email.</text:p>
            </text:list-item>
            <text:list-item>
              <text:p text:style-name="P6">Si l’email est trouvé, il compare le mot de passe fourni avec le hash enregistré.</text:p>
            </text:list-item>
          </text:list>
        </text:list-item>
        <text:list-item>
          <text:p text:style-name="P6"><text:span text:style-name="Strong_20_Emphasis">Génération du Token :</text:span></text:p>
          <text:list>
            <text:list-item>
              <text:p text:style-name="P6">En cas de correspondance, le système génère un <text:span text:style-name="Strong_20_Emphasis">token JWT</text:span> valable 2 heures.</text:p>
            </text:list-item>
            <text:list-item>
              <text:p text:style-name="P6">Le système récupère les <text:span text:style-name="Strong_20_Emphasis">droits d’accès</text:span> associés (matières, niveaux).</text:p>
            </text:list-item>
          </text:list>
        </text:list-item>
        <text:list-item>
          <text:p text:style-name="P6"><text:span text:style-name="Strong_20_Emphasis">Réponse et Redirection :</text:span></text:p>
          <text:list>
            <text:list-item>
              <text:p text:style-name="P6">Le système renvoie le token et les droits d’accès au client.</text:p>
            </text:list-item>
            <text:list-item>
              <text:p text:style-name="P6">L’interface redirige le professeur vers le <text:span text:style-name="Strong_20_Emphasis">tableau de bord</text:span>.</text:p>
            </text:list-item>
          </text:list>
        </text:list-item>
      </text:list>
      <text:h text:style-name="P2" text:outline-level="3"><text:span text:style-name="Strong_20_Emphasis">Flux Alternatifs et Exceptions</text:span></text:h>
      <text:list text:style-name="L5">
        <text:list-item>
          <text:p text:style-name="P7"><text:span text:style-name="Strong_20_Emphasis">Identifiants Invalides :</text:span></text:p>
          <text:list>
            <text:list-item>
              <text:p text:style-name="P7"><text:soft-page-break/>Si l’email ou le mot de passe est incorrect :</text:p>
              <text:list>
                <text:list-item>
                  <text:p text:style-name="P7">Le système renvoie un message d'erreur (« Email ou mot de passe incorrect. 2 tentatives restantes. »).</text:p>
                </text:list-item>
                <text:list-item>
                  <text:p text:style-name="P7">Après trois tentatives erronées, le compte est temporairement bloqué.</text:p>
                </text:list-item>
              </text:list>
            </text:list-item>
          </text:list>
        </text:list-item>
        <text:list-item>
          <text:p text:style-name="P7"><text:span text:style-name="Strong_20_Emphasis">Compte Inactif :</text:span></text:p>
          <text:list>
            <text:list-item>
              <text:p text:style-name="P7">Si le compte est désactivé, le système affiche « Compte désactivé. Contactez support@univ.fr. ».</text:p>
            </text:list-item>
          </text:list>
        </text:list-item>
        <text:list-item>
          <text:p text:style-name="P7"><text:span text:style-name="Strong_20_Emphasis">Erreur Réseau ou Base de Données :</text:span></text:p>
          <text:list>
            <text:list-item>
              <text:p text:style-name="P7">En cas de perte de connexion ou de base de données inaccessible, le système renvoie un message d’erreur spécifique (ex. « Erreur réseau. Veuillez réessayer. » ou « Service temporairement indisponible (erreur 503). »).</text:p>
            </text:list-item>
          </text:list>
        </text:list-item>
      </text:list>
      <text:h text:style-name="P1" text:outline-level="2"><text:span text:style-name="Strong_20_Emphasis">Use Case 2 : Planification des Examens</text:span></text:h>
      <text:h text:style-name="P2" text:outline-level="3"><text:span text:style-name="Strong_20_Emphasis">Acteurs</text:span></text:h>
      <text:list text:style-name="L6">
        <text:list-item>
          <text:p text:style-name="P8"><text:span text:style-name="Strong_20_Emphasis">Professeur</text:span> (acteur initiateur)</text:p>
        </text:list-item>
        <text:list-item>
          <text:p text:style-name="P8"><text:span text:style-name="Strong_20_Emphasis">Administrateur</text:span> (acteur validateur)</text:p>
        </text:list-item>
        <text:list-item>
          <text:p text:style-name="P8"><text:span text:style-name="Strong_20_Emphasis">Système de planification (Microservice)</text:span> (acteur technique)</text:p>
        </text:list-item>
      </text:list>
      <text:h text:style-name="P2" text:outline-level="3"><text:span text:style-name="Strong_20_Emphasis">Préconditions</text:span></text:h>
      <text:list text:style-name="L7">
        <text:list-item>
          <text:p text:style-name="P9">Le professeur est authentifié et dispose des droits de planification.</text:p>
        </text:list-item>
        <text:list-item>
          <text:p text:style-name="P9">Le calendrier universitaire est publié et à jour.</text:p>
        </text:list-item>
      </text:list>
      <text:h text:style-name="P2" text:outline-level="3"><text:span text:style-name="Strong_20_Emphasis">Postconditions</text:span></text:h>
      <text:list text:style-name="L8">
        <text:list-item>
          <text:p text:style-name="P10">Le planning est enregistré dans la base (MongoDB).</text:p>
        </text:list-item>
        <text:list-item>
          <text:p text:style-name="P10">Des notifications sont envoyées aux étudiants concernés.</text:p>
        </text:list-item>
      </text:list>
      <text:h text:style-name="P2" text:outline-level="3"><text:span text:style-name="Strong_20_Emphasis">Flux Principal Détaillé</text:span></text:h>
      <text:list text:style-name="L9">
        <text:list-item>
          <text:p text:style-name="P11"><text:span text:style-name="Strong_20_Emphasis">Initiation de la Planification :</text:span></text:p>
          <text:list>
            <text:list-item>
              <text:p text:style-name="P11">Le professeur accède à l’interface de planification.</text:p>
            </text:list-item>
            <text:list-item>
              <text:p text:style-name="P11">Il sélectionne la <text:span text:style-name="Strong_20_Emphasis">session</text:span> (normale ou rattrapage) et la <text:span text:style-name="Strong_20_Emphasis">matière</text:span> (ex : « INF-302 »).</text:p>
            </text:list-item>
          </text:list>
        </text:list-item>
        <text:list-item>
          <text:p text:style-name="P11"><text:span text:style-name="Strong_20_Emphasis">Génération de la Liste des Étudiants :</text:span></text:p>
          <text:list>
            <text:list-item>
              <text:p text:style-name="P11">Le système détermine la liste des étudiants selon le type de session :</text:p>
              <text:list>
                <text:list-item>
                  <text:p text:style-name="P11"><text:span text:style-name="Strong_20_Emphasis">Session normale</text:span> : tous les étudiants inscrits.</text:p>
                </text:list-item>
                <text:list-item>
                  <text:p text:style-name="P11"><text:soft-page-break/><text:span text:style-name="Strong_20_Emphasis">Session de rattrapage</text:span> : uniquement les étudiants ayant une note inférieure à 10.</text:p>
                </text:list-item>
              </text:list>
            </text:list-item>
          </text:list>
        </text:list-item>
        <text:list-item>
          <text:p text:style-name="P11"><text:span text:style-name="Strong_20_Emphasis">Attribution des Ressources :</text:span></text:p>
          <text:list>
            <text:list-item>
              <text:p text:style-name="P11">Le système affiche la liste des salles disponibles.</text:p>
            </text:list-item>
            <text:list-item>
              <text:p text:style-name="P11">Le professeur choisit une salle répondant aux critères de capacité.</text:p>
            </text:list-item>
            <text:list-item>
              <text:p text:style-name="P11">Le système vérifie la disponibilité de la salle via une API Calendrier.</text:p>
            </text:list-item>
          </text:list>
        </text:list-item>
        <text:list-item>
          <text:p text:style-name="P11"><text:span text:style-name="Strong_20_Emphasis">Soumission pour Validation :</text:span></text:p>
          <text:list>
            <text:list-item>
              <text:p text:style-name="P11">Le planning complet est présenté pour validation.</text:p>
            </text:list-item>
            <text:list-item>
              <text:p text:style-name="P11">Une demande de validation est envoyée à l’administrateur via le système.</text:p>
            </text:list-item>
          </text:list>
        </text:list-item>
        <text:list-item>
          <text:p text:style-name="P11"><text:span text:style-name="Strong_20_Emphasis">Validation Administrative :</text:span></text:p>
          <text:list>
            <text:list-item>
              <text:p text:style-name="P11">L’administrateur examine la demande.</text:p>
            </text:list-item>
            <text:list-item>
              <text:p text:style-name="P11">Si validée, le planning est enregistré dans MongoDB et les notifications sont programmées.</text:p>
            </text:list-item>
          </text:list>
        </text:list-item>
      </text:list>
      <text:h text:style-name="P2" text:outline-level="3"><text:span text:style-name="Strong_20_Emphasis">Flux Alternatifs et Exceptions</text:span></text:h>
      <text:list text:style-name="L10">
        <text:list-item>
          <text:p text:style-name="P12"><text:span text:style-name="Strong_20_Emphasis">Conflit de Salle :</text:span></text:p>
          <text:list>
            <text:list-item>
              <text:p text:style-name="P12">Si la salle sélectionnée n’est pas disponible, le système affiche un message détaillé (« La salle S-120 est réservée le 15/12/2024 à 14h. ») et propose une alternative (ex. salle S-121).</text:p>
            </text:list-item>
          </text:list>
        </text:list-item>
        <text:list-item>
          <text:p text:style-name="P12"><text:span text:style-name="Strong_20_Emphasis">Refus Administratif :</text:span></text:p>
          <text:list>
            <text:list-item>
              <text:p text:style-name="P12">Si l’administrateur refuse la planification, un motif est communiqué (ex. « Budget insuffisant pour 2 surveillants. ») et le planning n’est pas enregistré.</text:p>
            </text:list-item>
          </text:list>
        </text:list-item>
        <text:list-item>
          <text:p text:style-name="P12"><text:span text:style-name="Strong_20_Emphasis">Données Incohérentes ou Techniques :</text:span></text:p>
          <text:list>
            <text:list-item>
              <text:p text:style-name="P12">En cas de données corrompues, un rollback automatique est initié et une alerte Slack est envoyée aux développeurs.</text:p>
            </text:list-item>
            <text:list-item>
              <text:p text:style-name="P12">Si le quota d’examens est dépassé (ex. maximum 3 examens par semaine), un message d’erreur est affiché.</text:p>
            </text:list-item>
          </text:list>
        </text:list-item>
      </text:list>
      <text:h text:style-name="P1" text:outline-level="2"><text:span text:style-name="Strong_20_Emphasis">Use Case 3 : Saisie des Notes</text:span></text:h>
      <text:h text:style-name="P2" text:outline-level="3"><text:span text:style-name="Strong_20_Emphasis">Acteurs</text:span></text:h>
      <text:list text:style-name="L11">
        <text:list-item>
          <text:p text:style-name="P13"><text:span text:style-name="Strong_20_Emphasis">Professeur</text:span> (acteur principal)</text:p>
        </text:list-item>
        <text:list-item>
          <text:p text:style-name="P13"><text:span text:style-name="Strong_20_Emphasis">Système de gestion des notes (API REST)</text:span> (acteur technique)</text:p>
        </text:list-item>
      </text:list>
      <text:h text:style-name="P2" text:outline-level="3"><text:soft-page-break/><text:span text:style-name="Strong_20_Emphasis">Préconditions</text:span></text:h>
      <text:list text:style-name="L12">
        <text:list-item>
          <text:p text:style-name="P14">Le professeur est authentifié.</text:p>
        </text:list-item>
        <text:list-item>
          <text:p text:style-name="P14">La session d’examen est clôturée (statut « Terminée »).</text:p>
        </text:list-item>
      </text:list>
      <text:h text:style-name="P2" text:outline-level="3"><text:span text:style-name="Strong_20_Emphasis">Postconditions</text:span></text:h>
      <text:list text:style-name="L13">
        <text:list-item>
          <text:p text:style-name="P15">Les notes sont stockées dans Elasticsearch pour une recherche optimisée.</text:p>
        </text:list-item>
        <text:list-item>
          <text:p text:style-name="P15">Une notification est envoyée aux étudiants pour informer de la mise à jour.</text:p>
        </text:list-item>
      </text:list>
      <text:h text:style-name="P2" text:outline-level="3"><text:span text:style-name="Strong_20_Emphasis">Flux Principal Détaillé</text:span></text:h>
      <text:list text:style-name="L14">
        <text:list-item>
          <text:p text:style-name="P16"><text:span text:style-name="Strong_20_Emphasis">Accès à la Saisie des Notes :</text:span></text:p>
          <text:list>
            <text:list-item>
              <text:p text:style-name="P16">Le professeur sélectionne la matière et la session (normale ou rattrapage) dans l’interface dédiée.</text:p>
            </text:list-item>
          </text:list>
        </text:list-item>
        <text:list-item>
          <text:p text:style-name="P16"><text:span text:style-name="Strong_20_Emphasis">Affichage du Tableau de Saisie :</text:span></text:p>
          <text:list>
            <text:list-item>
              <text:p text:style-name="P16">Le système affiche un tableau comportant :</text:p>
              <text:list>
                <text:list-item>
                  <text:p text:style-name="P16">Une colonne « Note » (champ numérique).</text:p>
                </text:list-item>
                <text:list-item>
                  <text:p text:style-name="P16">Une colonne « Statut » (indiquant si la note a été validée ou reste vide).</text:p>
                </text:list-item>
              </text:list>
            </text:list-item>
          </text:list>
        </text:list-item>
        <text:list-item>
          <text:p text:style-name="P16"><text:span text:style-name="Strong_20_Emphasis">Saisie et Validation des Notes :</text:span></text:p>
          <text:list>
            <text:list-item>
              <text:p text:style-name="P16">Le professeur saisit les notes pour chaque étudiant.</text:p>
            </text:list-item>
            <text:list-item>
              <text:p text:style-name="P16">Le système effectue une <text:span text:style-name="Strong_20_Emphasis">validation en temps réel</text:span> pour s’assurer que chaque note se situe dans l’intervalle [0, 20].</text:p>
            </text:list-item>
            <text:list-item>
              <text:p text:style-name="P16">Une <text:span text:style-name="Strong_20_Emphasis">sauvegarde automatique</text:span> est effectuée toutes les 30 secondes via WebSocket.</text:p>
            </text:list-item>
          </text:list>
        </text:list-item>
        <text:list-item>
          <text:p text:style-name="P16"><text:span text:style-name="Strong_20_Emphasis">Finalisation et Transmission :</text:span></text:p>
          <text:list>
            <text:list-item>
              <text:p text:style-name="P16">Une fois la saisie terminée, le système compile les notes et envoie la demande de validation à l’administrateur.</text:p>
            </text:list-item>
          </text:list>
        </text:list-item>
      </text:list>
      <text:h text:style-name="P2" text:outline-level="3"><text:span text:style-name="Strong_20_Emphasis">Flux Alternatifs et Exceptions</text:span></text:h>
      <text:list text:style-name="L15">
        <text:list-item>
          <text:p text:style-name="P17"><text:span text:style-name="Strong_20_Emphasis">Note Invalide :</text:span></text:p>
          <text:list>
            <text:list-item>
              <text:p text:style-name="P17">Si une note saisie est hors limite, le système affiche immédiatement un message d’erreur (« La note doit être un nombre entre 0 et 20 ») et met en surbrillance le champ concerné.</text:p>
            </text:list-item>
          </text:list>
        </text:list-item>
        <text:list-item>
          <text:p text:style-name="P17"><text:span text:style-name="Strong_20_Emphasis">Sauvegarde Manuelle :</text:span></text:p>
          <text:list>
            <text:list-item>
              <text:p text:style-name="P17">Le professeur peut aussi déclencher une sauvegarde manuelle via un bouton « Sauvegarder », affichant un message de confirmation (ex. « Données sauvegardées à 14:30:22 »).</text:p>
            </text:list-item>
          </text:list>
        </text:list-item>
        <text:list-item>
          <text:p text:style-name="P17"><text:soft-page-break/><text:span text:style-name="Strong_20_Emphasis">Session Expirée ou Conflit :</text:span></text:p>
          <text:list>
            <text:list-item>
              <text:p text:style-name="P17">Si la session est expirée, le système annule la saisie et affiche le message « La saisie est clôturée depuis le 30/11/2024. ».</text:p>
            </text:list-item>
            <text:list-item>
              <text:p text:style-name="P17">En cas de conflit (ex. l’étudiant a déjà une note validée), une alerte spécifique est générée.</text:p>
            </text:list-item>
          </text:list>
        </text:list-item>
      </text:list>
      <text:h text:style-name="P1" text:outline-level="2"><text:span text:style-name="Strong_20_Emphasis">Use Case 4 : Modification des Notes</text:span></text:h>
      <text:h text:style-name="P2" text:outline-level="3"><text:span text:style-name="Strong_20_Emphasis">Acteurs</text:span></text:h>
      <text:list text:style-name="L16">
        <text:list-item>
          <text:p text:style-name="P18"><text:span text:style-name="Strong_20_Emphasis">Professeur</text:span> (acteur initiateur)</text:p>
        </text:list-item>
        <text:list-item>
          <text:p text:style-name="P18"><text:span text:style-name="Strong_20_Emphasis">Administrateur</text:span> (acteur validateur)</text:p>
        </text:list-item>
        <text:list-item>
          <text:p text:style-name="P18"><text:span text:style-name="Strong_20_Emphasis">Système de gestion des notes (API REST)</text:span> (acteur technique)</text:p>
        </text:list-item>
      </text:list>
      <text:h text:style-name="P2" text:outline-level="3"><text:span text:style-name="Strong_20_Emphasis">Préconditions</text:span></text:h>
      <text:list text:style-name="L17">
        <text:list-item>
          <text:p text:style-name="P19">Le professeur est authentifié.</text:p>
        </text:list-item>
        <text:list-item>
          <text:p text:style-name="P19">Une note existe déjà avec le statut « Provisoire » ou « Validée ».</text:p>
        </text:list-item>
      </text:list>
      <text:h text:style-name="P2" text:outline-level="3"><text:span text:style-name="Strong_20_Emphasis">Postconditions</text:span></text:h>
      <text:list text:style-name="L18">
        <text:list-item>
          <text:p text:style-name="P20">La note est mise à jour dans la base avec versionning.</text:p>
        </text:list-item>
        <text:list-item>
          <text:p text:style-name="P20">Une notification est envoyée à l’étudiant pour l’informer de la modification.</text:p>
        </text:list-item>
      </text:list>
      <text:h text:style-name="P2" text:outline-level="3"><text:span text:style-name="Strong_20_Emphasis">Flux Principal Détaillé</text:span></text:h>
      <text:list text:style-name="L19">
        <text:list-item>
          <text:p text:style-name="P21"><text:span text:style-name="Strong_20_Emphasis">Recherche de la Note :</text:span></text:p>
          <text:list>
            <text:list-item>
              <text:p text:style-name="P21">Le professeur accède à l’interface de recherche.</text:p>
            </text:list-item>
            <text:list-item>
              <text:p text:style-name="P21">Il recherche un étudiant par <text:span text:style-name="Strong_20_Emphasis">nom</text:span> (ex. « DUPONT ») ou par <text:span text:style-name="Strong_20_Emphasis">matricule</text:span> (ex. « ETU-2024-0987 »).</text:p>
            </text:list-item>
          </text:list>
        </text:list-item>
        <text:list-item>
          <text:p text:style-name="P21"><text:span text:style-name="Strong_20_Emphasis">Affichage de la Note à Modifier :</text:span></text:p>
          <text:list>
            <text:list-item>
              <text:p text:style-name="P21">Le système affiche la note existante avec son statut.</text:p>
            </text:list-item>
          </text:list>
        </text:list-item>
        <text:list-item>
          <text:p text:style-name="P21"><text:span text:style-name="Strong_20_Emphasis">Saisie de la Nouvelle Note :</text:span></text:p>
          <text:list>
            <text:list-item>
              <text:p text:style-name="P21">Le professeur entre la nouvelle valeur de la note.</text:p>
            </text:list-item>
          </text:list>
        </text:list-item>
        <text:list-item>
          <text:p text:style-name="P21"><text:span text:style-name="Strong_20_Emphasis">Enregistrement en Statut "En Attente" :</text:span></text:p>
          <text:list>
            <text:list-item>
              <text:p text:style-name="P21">Le système enregistre la nouvelle note en statut « En attente ».</text:p>
            </text:list-item>
          </text:list>
        </text:list-item>
        <text:list-item>
          <text:p text:style-name="P21"><text:span text:style-name="Strong_20_Emphasis">Notification à l’Administrateur :</text:span></text:p>
          <text:list>
            <text:list-item>
              <text:p text:style-name="P21"><text:soft-page-break/>Une notification détaillant l’ancienne et la nouvelle note, ainsi que le justificatif (ex. « Erreur de calcul »), est envoyée à l’administrateur pour validation.</text:p>
            </text:list-item>
          </text:list>
        </text:list-item>
      </text:list>
      <text:h text:style-name="P2" text:outline-level="3"><text:span text:style-name="Strong_20_Emphasis">Flux Alternatifs et Exceptions</text:span></text:h>
      <text:list text:style-name="L20">
        <text:list-item>
          <text:p text:style-name="P22"><text:span text:style-name="Strong_20_Emphasis">Refus de l’Administrateur :</text:span></text:p>
          <text:list>
            <text:list-item>
              <text:p text:style-name="P22">Si la modification est refusée, le système envoie un message au professeur (« Modification refusée : motif = 'Hors délai' ») et restaure la note initiale.</text:p>
            </text:list-item>
          </text:list>
        </text:list-item>
        <text:list-item>
          <text:p text:style-name="P22"><text:span text:style-name="Strong_20_Emphasis">Violation de Session ou Droits :</text:span></text:p>
          <text:list>
            <text:list-item>
              <text:p text:style-name="P22">En cas de tentative de modification après la date limite ou par un utilisateur non autorisé, le système affiche un message d’erreur approprié.</text:p>
            </text:list-item>
          </text:list>
        </text:list-item>
      </text:list>
      <text:h text:style-name="P1" text:outline-level="2"><text:span text:style-name="Strong_20_Emphasis">Use Case 5 : Demande de Relevé de Notes (Étudiant)</text:span></text:h>
      <text:h text:style-name="P2" text:outline-level="3"><text:span text:style-name="Strong_20_Emphasis">Acteurs</text:span></text:h>
      <text:list text:style-name="L21">
        <text:list-item>
          <text:p text:style-name="P23"><text:span text:style-name="Strong_20_Emphasis">Étudiant</text:span> (acteur initiateur)</text:p>
        </text:list-item>
        <text:list-item>
          <text:p text:style-name="P23"><text:span text:style-name="Strong_20_Emphasis">Administrateur</text:span> (acteur validateur)</text:p>
        </text:list-item>
        <text:list-item>
          <text:p text:style-name="P23"><text:span text:style-name="Strong_20_Emphasis">Système de génération de PDF (Microservice)</text:span> (acteur technique)</text:p>
        </text:list-item>
      </text:list>
      <text:h text:style-name="P2" text:outline-level="3"><text:span text:style-name="Strong_20_Emphasis">Préconditions</text:span></text:h>
      <text:list text:style-name="L22">
        <text:list-item>
          <text:p text:style-name="P24">L’étudiant est authentifié.</text:p>
        </text:list-item>
        <text:list-item>
          <text:p text:style-name="P24">Les notes sont en statut « Validée » (approuvées par l’administrateur).</text:p>
        </text:list-item>
      </text:list>
      <text:h text:style-name="P2" text:outline-level="3"><text:span text:style-name="Strong_20_Emphasis">Postconditions</text:span></text:h>
      <text:list text:style-name="L23">
        <text:list-item>
          <text:p text:style-name="P25">Un lien sécurisé (JWT) est généré, valable 48 heures.</text:p>
        </text:list-item>
        <text:list-item>
          <text:p text:style-name="P25">Le relevé de notes est généré au format PDF et stocké sur AWS S3.</text:p>
        </text:list-item>
      </text:list>
      <text:h text:style-name="P2" text:outline-level="3"><text:span text:style-name="Strong_20_Emphasis">Flux Principal Détaillé</text:span></text:h>
      <text:list text:style-name="L24">
        <text:list-item>
          <text:p text:style-name="P26"><text:span text:style-name="Strong_20_Emphasis">Remplissage du Formulaire :</text:span></text:p>
          <text:list>
            <text:list-item>
              <text:p text:style-name="P26">L’étudiant accède à l’interface de demande de relevé.</text:p>
            </text:list-item>
            <text:list-item>
              <text:p text:style-name="P26">Il remplit le formulaire en sélectionnant :</text:p>
              <text:list>
                <text:list-item>
                  <text:p text:style-name="P26">La session (normale ou rattrapage).</text:p>
                </text:list-item>
                <text:list-item>
                  <text:p text:style-name="P26">Le format souhaité (PDF ou Excel).</text:p>
                </text:list-item>
              </text:list>
            </text:list-item>
          </text:list>
        </text:list-item>
        <text:list-item>
          <text:p text:style-name="P26"><text:span text:style-name="Strong_20_Emphasis">Envoi de la Demande :</text:span></text:p>
          <text:list>
            <text:list-item>
              <text:p text:style-name="P26">Le système envoie la demande via RabbitMQ à l’administrateur.</text:p>
            </text:list-item>
          </text:list>
        </text:list-item>
        <text:list-item>
          <text:p text:style-name="P26"><text:span text:style-name="Strong_20_Emphasis">Génération du Lien Sécurisé :</text:span></text:p>
          <text:list>
            <text:list-item>
              <text:p text:style-name="P26"><text:soft-page-break/>Le système génère un lien unique sécurisé (ex. <text:span text:style-name="Source_20_Text">https://univ.fr/releve?token=abc123</text:span>) avec une durée de vie de 48 heures.</text:p>
            </text:list-item>
          </text:list>
        </text:list-item>
        <text:list-item>
          <text:p text:style-name="P26"><text:span text:style-name="Strong_20_Emphasis">Envoi du Relevé :</text:span></text:p>
          <text:list>
            <text:list-item>
              <text:p text:style-name="P26">Le lien et le fichier PDF sont envoyés par email via Amazon SES.</text:p>
            </text:list-item>
          </text:list>
        </text:list-item>
      </text:list>
      <text:h text:style-name="P2" text:outline-level="3"><text:span text:style-name="Strong_20_Emphasis">Flux Alternatifs et Exceptions</text:span></text:h>
      <text:list text:style-name="L25">
        <text:list-item>
          <text:p text:style-name="P27"><text:span text:style-name="Strong_20_Emphasis">Refus Administratif :</text:span></text:p>
          <text:list>
            <text:list-item>
              <text:p text:style-name="P27">Si l’administrateur refuse la demande, un email est envoyé avec le message explicatif (ex. « Notes non validées »).</text:p>
            </text:list-item>
          </text:list>
        </text:list-item>
        <text:list-item>
          <text:p text:style-name="P27"><text:span text:style-name="Strong_20_Emphasis">Lien Expiré ou Tentative de Fraude :</text:span></text:p>
          <text:list>
            <text:list-item>
              <text:p text:style-name="P27">Si le lien est expiré, le système affiche « Ce lien a expiré. Soumettez une nouvelle demande. ».</text:p>
            </text:list-item>
            <text:list-item>
              <text:p text:style-name="P27">En cas de tentative de fraude, le compte est bloqué et une alerte est envoyée à l’administrateur.</text:p>
            </text:list-item>
          </text:list>
        </text:list-item>
      </text:list>
      <text:h text:style-name="P1" text:outline-level="2"><text:span text:style-name="Strong_20_Emphasis">Use Case 6 : Demande de Liste d’Étudiants Valides (Professeur)</text:span></text:h>
      <text:h text:style-name="P2" text:outline-level="3"><text:span text:style-name="Strong_20_Emphasis">Acteurs</text:span></text:h>
      <text:list text:style-name="L26">
        <text:list-item>
          <text:p text:style-name="P28"><text:span text:style-name="Strong_20_Emphasis">Professeur</text:span> (acteur initiateur)</text:p>
        </text:list-item>
        <text:list-item>
          <text:p text:style-name="P28"><text:span text:style-name="Strong_20_Emphasis">Administrateur</text:span> (acteur secondaire)</text:p>
        </text:list-item>
        <text:list-item>
          <text:p text:style-name="P28"><text:span text:style-name="Strong_20_Emphasis">Système d’analyse des données (Spark)</text:span> (acteur technique)</text:p>
        </text:list-item>
      </text:list>
      <text:h text:style-name="P2" text:outline-level="3"><text:span text:style-name="Strong_20_Emphasis">Préconditions</text:span></text:h>
      <text:list text:style-name="L27">
        <text:list-item>
          <text:p text:style-name="P29">Le professeur est authentifié.</text:p>
        </text:list-item>
        <text:list-item>
          <text:p text:style-name="P29">Le formulaire est correctement rempli avec le <text:span text:style-name="Strong_20_Emphasis">niveau</text:span> (ex. L3) et l’<text:span text:style-name="Strong_20_Emphasis">UE</text:span> (ex. « UE-INFO »).</text:p>
        </text:list-item>
      </text:list>
      <text:h text:style-name="P2" text:outline-level="3"><text:span text:style-name="Strong_20_Emphasis">Postconditions</text:span></text:h>
      <text:list text:style-name="L28">
        <text:list-item>
          <text:p text:style-name="P30">Une liste d’étudiants est générée au format CSV ou Excel (max 500 lignes).</text:p>
        </text:list-item>
        <text:list-item>
          <text:p text:style-name="P30">Un lien sécurisé (valable 24 heures) est envoyé par email.</text:p>
        </text:list-item>
      </text:list>
      <text:h text:style-name="P2" text:outline-level="3"><text:span text:style-name="Strong_20_Emphasis">Flux Principal Détaillé</text:span></text:h>
      <text:list text:style-name="L29">
        <text:list-item>
          <text:p text:style-name="P31"><text:span text:style-name="Strong_20_Emphasis">Définition des Filtres :</text:span></text:p>
          <text:list>
            <text:list-item>
              <text:p text:style-name="P31">Le professeur accède à l’interface de requête.</text:p>
            </text:list-item>
            <text:list-item>
              <text:p text:style-name="P31">Il sélectionne les filtres :</text:p>
              <text:list>
                <text:list-item>
                  <text:p text:style-name="P31"><text:span text:style-name="Strong_20_Emphasis">Statut</text:span> (ex. « Inscrit » ou « Non exclu »).</text:p>
                </text:list-item>
                <text:list-item>
                  <text:p text:style-name="P31"><text:soft-page-break/><text:span text:style-name="Strong_20_Emphasis">Session</text:span> (normale ou rattrapage).</text:p>
                </text:list-item>
              </text:list>
            </text:list-item>
          </text:list>
        </text:list-item>
        <text:list-item>
          <text:p text:style-name="P31"><text:span text:style-name="Strong_20_Emphasis">Exécution de la Requête :</text:span></text:p>
          <text:list>
            <text:list-item>
              <text:p text:style-name="P31">Le système lance une requête via Spark sur Hadoop.</text:p>
            </text:list-item>
          </text:list>
        </text:list-item>
        <text:list-item>
          <text:p text:style-name="P31"><text:span text:style-name="Strong_20_Emphasis">Validation du Résultat :</text:span></text:p>
          <text:list>
            <text:list-item>
              <text:p text:style-name="P31">Le système vérifie si le résultat contient moins de 500 lignes.</text:p>
            </text:list-item>
            <text:list-item>
              <text:p text:style-name="P31">Si le résultat dépasse 500 lignes, un message « Affinez vos critères. » est affiché.</text:p>
            </text:list-item>
          </text:list>
        </text:list-item>
        <text:list-item>
          <text:p text:style-name="P31"><text:span text:style-name="Strong_20_Emphasis">Génération et Envoi du Lien :</text:span></text:p>
          <text:list>
            <text:list-item>
              <text:p text:style-name="P31">Une liste au format CSV/Excel est générée.</text:p>
            </text:list-item>
            <text:list-item>
              <text:p text:style-name="P31">Un lien sécurisé est créé (via AWS CloudFront) et envoyé par email.</text:p>
            </text:list-item>
          </text:list>
        </text:list-item>
      </text:list>
      <text:h text:style-name="P2" text:outline-level="3"><text:span text:style-name="Strong_20_Emphasis">Flux Alternatifs et Exceptions</text:span></text:h>
      <text:list text:style-name="L30">
        <text:list-item>
          <text:p text:style-name="P32"><text:span text:style-name="Strong_20_Emphasis">Aucun Résultat :</text:span></text:p>
          <text:list>
            <text:list-item>
              <text:p text:style-name="P32">Si aucun étudiant ne correspond aux critères, le système affiche « Aucun étudiant trouvé pour ces filtres. ».</text:p>
            </text:list-item>
          </text:list>
        </text:list-item>
        <text:list-item>
          <text:p text:style-name="P32"><text:span text:style-name="Strong_20_Emphasis">Requête Trop Lourde :</text:span></text:p>
          <text:list>
            <text:list-item>
              <text:p text:style-name="P32">Si la requête dépasse les limites du système, le message « La requête dépasse les limites système. Contactez l’administrateur. » est affiché.</text:p>
            </text:list-item>
          </text:list>
        </text:list-item>
      </text:list>
      <text:h text:style-name="P1" text:outline-level="2"><text:span text:style-name="Strong_20_Emphasis">Use Case 7 : Validation Administrative</text:span></text:h>
      <text:h text:style-name="P2" text:outline-level="3"><text:span text:style-name="Strong_20_Emphasis">Acteurs</text:span></text:h>
      <text:list text:style-name="L31">
        <text:list-item>
          <text:p text:style-name="P33"><text:span text:style-name="Strong_20_Emphasis">Administrateur</text:span> (acteur principal)</text:p>
        </text:list-item>
        <text:list-item>
          <text:p text:style-name="P33"><text:span text:style-name="Strong_20_Emphasis">Système de workflow (Camunda)</text:span> (acteur technique)</text:p>
        </text:list-item>
      </text:list>
      <text:h text:style-name="P2" text:outline-level="3"><text:span text:style-name="Strong_20_Emphasis">Préconditions</text:span></text:h>
      <text:list text:style-name="L32">
        <text:list-item>
          <text:p text:style-name="P34">Une demande est en attente dans la file Kafka (ex. « MODIFICATION_NOTE_123 »).</text:p>
        </text:list-item>
      </text:list>
      <text:h text:style-name="P2" text:outline-level="3"><text:span text:style-name="Strong_20_Emphasis">Postconditions</text:span></text:h>
      <text:list text:style-name="L33">
        <text:list-item>
          <text:p text:style-name="P35">La demande est marquée « Approuvée » ou « Rejetée » dans le système Camunda.</text:p>
        </text:list-item>
        <text:list-item>
          <text:p text:style-name="P35">Une notification est envoyée via WebSocket au demandeur.</text:p>
        </text:list-item>
      </text:list>
      <text:h text:style-name="P2" text:outline-level="3"><text:span text:style-name="Strong_20_Emphasis">Flux Principal Détaillé</text:span></text:h>
      <text:list text:style-name="L34">
        <text:list-item>
          <text:p text:style-name="P36"><text:span text:style-name="Strong_20_Emphasis">Réception de la Notification :</text:span></text:p>
          <text:list>
            <text:list-item>
              <text:p text:style-name="P36">L’administrateur reçoit une notification (via Slack) signalant une demande de validation.</text:p>
            </text:list-item>
          </text:list>
        </text:list-item>
        <text:list-item>
          <text:p text:style-name="P36"><text:soft-page-break/><text:span text:style-name="Strong_20_Emphasis">Examen de la Demande :</text:span></text:p>
          <text:list>
            <text:list-item>
              <text:p text:style-name="P36">L’administrateur consulte les détails de la demande.</text:p>
            </text:list-item>
            <text:list-item>
              <text:p text:style-name="P36">Les informations (ancienne note, nouvelle note, justificatif) sont vérifiées.</text:p>
            </text:list-item>
          </text:list>
        </text:list-item>
        <text:list-item>
          <text:p text:style-name="P36"><text:span text:style-name="Strong_20_Emphasis">Prise de Décision :</text:span></text:p>
          <text:list>
            <text:list-item>
              <text:p text:style-name="P36">L’administrateur clique sur <text:span text:style-name="Strong_20_Emphasis">"Approuver"</text:span> pour valider la modification.</text:p>
            </text:list-item>
            <text:list-item>
              <text:p text:style-name="P36">Ou, il clique sur <text:span text:style-name="Strong_20_Emphasis">"Refuser"</text:span> pour rejeter la modification et saisir un motif.</text:p>
            </text:list-item>
          </text:list>
        </text:list-item>
        <text:list-item>
          <text:p text:style-name="P36"><text:span text:style-name="Strong_20_Emphasis">Mise à Jour et Notification :</text:span></text:p>
          <text:list>
            <text:list-item>
              <text:p text:style-name="P36">Le système met à jour le statut de la demande dans Camunda.</text:p>
            </text:list-item>
            <text:list-item>
              <text:p text:style-name="P36">Une notification de validation ou de rejet est transmise via WebSocket.</text:p>
            </text:list-item>
          </text:list>
        </text:list-item>
      </text:list>
      <text:h text:style-name="P2" text:outline-level="3"><text:span text:style-name="Strong_20_Emphasis">Flux Alternatifs et Exceptions</text:span></text:h>
      <text:list text:style-name="L35">
        <text:list-item>
          <text:p text:style-name="P37"><text:span text:style-name="Strong_20_Emphasis">Données Incomplètes :</text:span></text:p>
          <text:list>
            <text:list-item>
              <text:p text:style-name="P37">Si des justificatifs manquent, le système affiche « Le justificatif est manquant. Requête renvoyée au professeur. ».</text:p>
            </text:list-item>
          </text:list>
        </text:list-item>
        <text:list-item>
          <text:p text:style-name="P37"><text:span text:style-name="Strong_20_Emphasis">Violation de Droits :</text:span></text:p>
          <text:list>
            <text:list-item>
              <text:p text:style-name="P37">En cas de tentative de modification par un utilisateur non autorisé, l’action est bloquée et une alerte est envoyée à l’équipe sécurité.</text:p>
            </text:list-item>
          </text:list>
        </text:list-item>
      </text:list>
      <text:h text:style-name="P1" text:outline-level="2"><text:span text:style-name="Strong_20_Emphasis">Use Case 8 : Exportation/Impression de Données</text:span></text:h>
      <text:h text:style-name="P2" text:outline-level="3"><text:span text:style-name="Strong_20_Emphasis">Acteurs</text:span></text:h>
      <text:list text:style-name="L36">
        <text:list-item>
          <text:p text:style-name="P38"><text:span text:style-name="Strong_20_Emphasis">Professeur / Étudiant</text:span> (acteur initiateur)</text:p>
        </text:list-item>
        <text:list-item>
          <text:p text:style-name="P38"><text:span text:style-name="Strong_20_Emphasis">Système de génération de documents (Microservice)</text:span> (acteur technique)</text:p>
        </text:list-item>
      </text:list>
      <text:h text:style-name="P2" text:outline-level="3"><text:span text:style-name="Strong_20_Emphasis">Préconditions</text:span></text:h>
      <text:list text:style-name="L37">
        <text:list-item>
          <text:p text:style-name="P39">Les données sont validées (statut « Approuvé »).</text:p>
        </text:list-item>
        <text:list-item>
          <text:p text:style-name="P39">Le format d’exportation est choisi (PDF ou Excel).</text:p>
        </text:list-item>
      </text:list>
      <text:h text:style-name="P2" text:outline-level="3"><text:span text:style-name="Strong_20_Emphasis">Postconditions</text:span></text:h>
      <text:list text:style-name="L38">
        <text:list-item>
          <text:p text:style-name="P40">Un fichier est généré avec des métadonnées (ex. « Généré le 15/12/2024 par Prof. X »).</text:p>
        </text:list-item>
        <text:list-item>
          <text:p text:style-name="P40">Le fichier est stocké temporairement (ex. sur Google Cloud Storage) et accessible via un lien.</text:p>
        </text:list-item>
      </text:list>
      <text:h text:style-name="P2" text:outline-level="3"><text:span text:style-name="Strong_20_Emphasis">Flux Principal Détaillé</text:span></text:h>
      <text:list text:style-name="L39">
        <text:list-item>
          <text:p text:style-name="P41"><text:span text:style-name="Strong_20_Emphasis">Sélection des Données à Exporter :</text:span></text:p>
          <text:list>
            <text:list-item>
              <text:p text:style-name="P41"><text:soft-page-break/>L’utilisateur (professeur ou étudiant) accède à l’interface d’exportation.</text:p>
            </text:list-item>
            <text:list-item>
              <text:p text:style-name="P41">Il sélectionne les données à exporter (par filtre ou par sélection manuelle).</text:p>
            </text:list-item>
          </text:list>
        </text:list-item>
        <text:list-item>
          <text:p text:style-name="P41"><text:span text:style-name="Strong_20_Emphasis">Choix du Format d’Exportation :</text:span></text:p>
          <text:list>
            <text:list-item>
              <text:p text:style-name="P41">L’utilisateur choisit le format souhaité :</text:p>
              <text:list>
                <text:list-item>
                  <text:p text:style-name="P41"><text:span text:style-name="Strong_20_Emphasis">PDF</text:span> : utilisation d’un template LaTeX avec en-tête universitaire.</text:p>
                </text:list-item>
                <text:list-item>
                  <text:p text:style-name="P41"><text:span text:style-name="Strong_20_Emphasis">Excel</text:span> : export des données brutes avec application de filtres.</text:p>
                </text:list-item>
              </text:list>
            </text:list-item>
          </text:list>
        </text:list-item>
        <text:list-item>
          <text:p text:style-name="P41"><text:span text:style-name="Strong_20_Emphasis">Génération Asynchrone du Fichier :</text:span></text:p>
          <text:list>
            <text:list-item>
              <text:p text:style-name="P41">Le système lance la génération du document via des processus asynchrones (ex. celery avec Redis).</text:p>
            </text:list-item>
          </text:list>
        </text:list-item>
        <text:list-item>
          <text:p text:style-name="P41"><text:span text:style-name="Strong_20_Emphasis">Mise à Disposition du Fichier :</text:span></text:p>
          <text:list>
            <text:list-item>
              <text:p text:style-name="P41">Une fois généré, le fichier est stocké temporairement (Google Cloud Storage).</text:p>
            </text:list-item>
            <text:list-item>
              <text:p text:style-name="P41">Un lien de téléchargement sécurisé est généré ou le document est envoyé pour impression (via Google Cloud Print).</text:p>
            </text:list-item>
          </text:list>
        </text:list-item>
      </text:list>
      <text:h text:style-name="P2" text:outline-level="3"><text:span text:style-name="Strong_20_Emphasis">Flux Alternatifs et Exceptions</text:span></text:h>
      <text:list text:style-name="L40">
        <text:list-item>
          <text:p text:style-name="P42"><text:span text:style-name="Strong_20_Emphasis">Format Non Supporté :</text:span></text:p>
          <text:list>
            <text:list-item>
              <text:p text:style-name="P42">Si un format non supporté est sélectionné, le système affiche « Choisissez PDF ou Excel. ».</text:p>
            </text:list-item>
          </text:list>
        </text:list-item>
        <text:list-item>
          <text:p text:style-name="P42"><text:span text:style-name="Strong_20_Emphasis">Échec de la Génération :</text:span></text:p>
          <text:list>
            <text:list-item>
              <text:p text:style-name="P42">En cas d’erreur technique lors de la génération, le système affiche « Erreur technique. Réessayez ou contactez support@univ.fr. »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Nimbus Roman" fo:font-family="'Nimbus Roman'" style:font-family-generic="roman" style:font-pitch="variable" fo:font-size="14pt" fo:font-weight="bold" style:font-name-asian="Nimbus Sans1" style:font-family-asian="'Nimbus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Nimbus Roman" fo:font-family="'Nimbus Roman'" style:font-family-generic="roman" style:font-pitch="variable" fo:font-size="24pt" fo:font-weight="bold" style:font-name-asian="Nimbus Sans1" style:font-family-asian="'Nimbus Sans'" style:font-family-generic-asian="system" style:font-pitch-asian="variable" style:font-size-asian="24pt" style:font-weight-asian="bold" style:font-name-complex="FreeSans2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Nimbus Roman" fo:font-family="'Nimbus Roman'" style:font-family-generic="roman" style:font-pitch="variable" fo:font-size="18pt" fo:font-weight="bold" style:font-name-asian="Nimbus Sans1" style:font-family-asian="'Nimbus Sans'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7T16:50:54.329117944</meta:creation-date>
    <dc:date>2025-04-01T14:42:13.778240366</dc:date>
    <meta:editing-duration>PT2M17S</meta:editing-duration>
    <meta:editing-cycles>2</meta:editing-cycles>
    <meta:generator>LibreOffice/25.2.2.2$Linux_X86_64 LibreOffice_project/520$Build-2</meta:generator>
    <meta:document-statistic meta:table-count="0" meta:image-count="0" meta:object-count="0" meta:page-count="10" meta:paragraph-count="243" meta:word-count="2182" meta:character-count="12845" meta:non-whitespace-character-count="11101"/>
  </office:meta>
</office:document-meta>
</file>